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roman" style:font-pitch="variable"/>
    <style:font-face style:name="Roboto Light" svg:font-family="'Roboto Light'" style:font-family-generic="roman" style:font-pitch="variable"/>
    <style:font-face style:name="Roboto Light1" svg:font-family="'Roboto Light'" style:font-family-generic="system" style:font-pitch="variable"/>
    <style:font-face style:name="Roboto Slab" svg:font-family="'Roboto Slab'" style:font-adornments="Light" style:font-pitch="variable"/>
    <style:font-face style:name="Roboto Slab Light" svg:font-family="'Roboto Slab Light'" style:font-pitch="variable"/>
    <style:font-face style:name="Roboto1" svg:font-family="Roboto"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1.1903in" style:rel-column-width="1714*"/>
    </style:style>
    <style:style style:name="Table1.B" style:family="table-column">
      <style:table-column-properties style:column-width="5.3097in" style:rel-column-width="7646*"/>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style:text-properties style:font-name="Roboto Light" officeooo:rsid="0002eec2" officeooo:paragraph-rsid="0002eec2" style:font-name-asian="Roboto Light1" style:font-name-complex="Roboto Light1"/>
    </style:style>
    <style:style style:name="P2" style:family="paragraph" style:parent-style-name="Standard">
      <style:text-properties style:font-name="Roboto Light" officeooo:paragraph-rsid="00039bc2" style:font-name-asian="Roboto Light1" style:font-name-complex="Roboto Light1"/>
    </style:style>
    <style:style style:name="P3" style:family="paragraph" style:parent-style-name="Standard">
      <style:text-properties style:font-name="Roboto Light" officeooo:rsid="00039bc2" officeooo:paragraph-rsid="00039bc2" style:font-name-asian="Roboto Light1" style:font-name-complex="Roboto Light1"/>
    </style:style>
    <style:style style:name="P4" style:family="paragraph" style:parent-style-name="Standard">
      <style:text-properties style:font-name="Roboto" fo:font-size="12pt" officeooo:rsid="0002eec2" officeooo:paragraph-rsid="0002eec2" style:font-name-asian="Roboto1" style:font-size-asian="12pt" style:font-name-complex="Roboto1" style:font-size-complex="12pt"/>
    </style:style>
    <style:style style:name="P5" style:family="paragraph" style:parent-style-name="Standard" style:master-page-name="Standard">
      <style:paragraph-properties style:page-number="1"/>
      <style:text-properties style:font-name="Roboto Light" style:font-name-asian="Roboto Light1" style:font-name-complex="Roboto Light1"/>
    </style:style>
    <style:style style:name="P6" style:family="paragraph" style:parent-style-name="Standard">
      <style:text-properties style:font-name="Roboto Light" officeooo:paragraph-rsid="00039bc2" style:font-name-asian="Roboto Light1" style:font-name-complex="Roboto Light1"/>
    </style:style>
    <style:style style:name="P7" style:family="paragraph" style:parent-style-name="Standard">
      <style:text-properties style:font-name="Roboto Light" officeooo:rsid="000564d3" officeooo:paragraph-rsid="000564d3" style:font-name-asian="Roboto Light1" style:font-name-complex="Roboto Light1"/>
    </style:style>
    <style:style style:name="P8" style:family="paragraph" style:parent-style-name="Standard">
      <style:text-properties style:font-name="Roboto Light" fo:font-size="12pt" fo:font-weight="bold" officeooo:rsid="000564d3" officeooo:paragraph-rsid="000564d3" style:font-name-asian="Roboto Light1" style:font-size-asian="12pt" style:font-weight-asian="bold" style:font-name-complex="Roboto Light1" style:font-size-complex="12pt" style:font-weight-complex="bold"/>
    </style:style>
    <style:style style:name="P9" style:family="paragraph" style:parent-style-name="Standard">
      <style:text-properties style:font-name="Roboto Light" fo:font-size="11pt" fo:font-weight="normal" officeooo:rsid="000564d3" officeooo:paragraph-rsid="000564d3" style:font-name-asian="Roboto Light1" style:font-size-asian="11pt" style:font-weight-asian="normal" style:font-name-complex="Roboto Light1" style:font-size-complex="11pt" style:font-weight-complex="normal"/>
    </style:style>
    <style:style style:name="P10" style:family="paragraph" style:parent-style-name="Standard">
      <style:paragraph-properties fo:line-height="150%" fo:text-align="justify" style:justify-single-word="false"/>
      <style:text-properties style:font-name="Roboto Slab Light" fo:font-size="11pt" officeooo:paragraph-rsid="00039bc2" style:font-name-asian="Roboto Light1" style:font-size-asian="11pt" style:font-name-complex="Roboto Light1" style:font-size-complex="11pt"/>
    </style:style>
    <style:style style:name="P11" style:family="paragraph" style:parent-style-name="Standard">
      <style:paragraph-properties fo:line-height="150%" fo:text-align="justify" style:justify-single-word="false"/>
      <style:text-properties style:font-name="Roboto Slab Light" fo:font-size="11pt" officeooo:paragraph-rsid="000564d3" style:font-name-asian="Roboto Light1" style:font-size-asian="11pt" style:font-name-complex="Roboto Light1" style:font-size-complex="11pt"/>
    </style:style>
    <style:style style:name="P12" style:family="paragraph" style:parent-style-name="Standard">
      <style:paragraph-properties fo:text-align="center" style:justify-single-word="false"/>
      <style:text-properties style:font-name="Roboto Slab Light" fo:font-size="14pt" fo:font-weight="bold" officeooo:rsid="000564d3" officeooo:paragraph-rsid="000564d3" style:font-name-asian="Roboto Light1" style:font-size-asian="14pt" style:font-weight-asian="bold" style:font-name-complex="Roboto Light1" style:font-size-complex="14pt" style:font-weight-complex="bold"/>
    </style:style>
    <style:style style:name="P13" style:family="paragraph" style:parent-style-name="Table_20_Contents">
      <style:text-properties style:font-name="Roboto Light" fo:font-weight="bold" officeooo:rsid="000564d3" officeooo:paragraph-rsid="000564d3" style:font-name-asian="Roboto Light1" style:font-weight-asian="bold" style:font-name-complex="Roboto Light1" style:font-weight-complex="bold"/>
    </style:style>
    <style:style style:name="T1" style:family="text">
      <style:text-properties officeooo:rsid="0002eec2"/>
    </style:style>
    <style:style style:name="T2" style:family="text">
      <style:text-properties style:text-position="super 58%" officeooo:rsid="0002eec2"/>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Inquiries, Investigations &amp; Immersion</text:span> | <text:span text:style-name="T1">3</text:span><text:span text:style-name="T2">rd</text:span><text:span text:style-name="T1"> </text:span>Quarter</text:p>
      <text:p text:style-name="P4">Background of the Study</text:p>
      <text:p text:style-name="P1">January 31 2022</text:p>
      <text:p text:style-name="P2"/>
      <table:table table:name="Table1" table:style-name="Table1">
        <table:table-column table:style-name="Table1.A"/>
        <table:table-column table:style-name="Table1.B"/>
        <table:table-row table:style-name="TableLine93924346836128">
          <table:table-cell table:style-name="Table1.A1" office:value-type="string">
            <text:p text:style-name="P13">Proposed Topic</text:p>
          </table:table-cell>
          <table:table-cell table:style-name="Table1.B1" office:value-type="string">
            <text:p text:style-name="P9">The effect of background music on the academic performance and focus of select online SHS students in IPSA</text:p>
          </table:table-cell>
        </table:table-row>
      </table:table>
      <text:p text:style-name="P2"/>
      <text:p text:style-name="P12">Background of the Study</text:p>
      <text:p text:style-name="P11"><text:tab/></text:p>
      <text:p text:style-name="P11">Ever since the pandemic, most institutions have turned to the next best way to deliver education, online classes. Students meeting with teachers through Zoom meetings, doing their homework with tools present on their computers, and many more possibilities. Being isolated in a room, connected to the classroom through a computer has its tolls though. Attention deficit, under-stimulation, and boredom are some of which are known to be byproducts of taking an online course (Farmer &amp; Sundberg, 2021).</text:p>
      <text:p text:style-name="P10"/>
      <text:p text:style-name="P10">Music, on the other hand, has served many purposes to us, primarily and generally entertainment. But music not only provokes mood and body movements, music also allows us to feel nearly or possibly all emotions that we experience in our lives (Galindo, 2009).</text:p>
      <text:p text:style-name="P10"/>
      <text:p text:style-name="P10">It only comes natural that some students will be listening to music in the background of an online class, whether it be <text:span text:style-name="T3">Lo-fi</text:span> or <text:span text:style-name="T3">Pop</text:span>. In this study, the researcher looks to find any relevant connection between listening to music and the academic performance of online students. </text:p>
      <text:p text:style-name="P2"/>
      <text:p text:style-name="P3">References:</text:p>
      <text:p text:style-name="P3"><text:s/><text:span text:style-name="T4">Galindo G</text:span> (2009). <text:a xlink:type="simple" xlink:href="https://www.gilbertgalindo.com/importanceofmusic" text:style-name="Internet_20_link" text:visited-style-name="Visited_20_Internet_20_Link">The Importance of Music in Our Society</text:a>.</text:p>
      <text:p text:style-name="P3">- <text:span text:style-name="T4">Farmer R &amp; Sundberg N</text:span> (2021). <text:a xlink:type="simple" xlink:href="https://onlinelibrary.wiley.com/doi/abs/10.1111/flan.12548" text:style-name="Internet_20_link" text:visited-style-name="Visited_20_Internet_20_Link">A process tracing study of the dynamic patterns of boredom in an online L3 course of German during COVID-19 pandemic</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roman" style:font-pitch="variable"/>
    <style:font-face style:name="Roboto Light" svg:font-family="'Roboto Light'" style:font-family-generic="roman" style:font-pitch="variable"/>
    <style:font-face style:name="Roboto Light1" svg:font-family="'Roboto Light'" style:font-family-generic="system" style:font-pitch="variable"/>
    <style:font-face style:name="Roboto Slab" svg:font-family="'Roboto Slab'" style:font-adornments="Light" style:font-pitch="variable"/>
    <style:font-face style:name="Roboto Slab Light" svg:font-family="'Roboto Slab Light'"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5.2.0$Linux_X86_64 LibreOffice_project/20$Build-2</meta:generator>
    <dc:title>BAG3 Template</dc:title>
    <meta:creation-date>2022-01-31T08:23:28.283105823</meta:creation-date>
    <meta:editing-duration>PT20M29S</meta:editing-duration>
    <meta:editing-cycles>5</meta:editing-cycles>
    <dc:date>2022-01-31T08:45:28.445239752</dc:date>
    <meta:document-statistic meta:table-count="1" meta:image-count="0" meta:object-count="0" meta:page-count="1" meta:paragraph-count="13" meta:word-count="243" meta:character-count="1487" meta:non-whitespace-character-count="1253"/>
    <meta:template xlink:type="simple" xlink:actuate="onRequest" xlink:title="BAG3 Template" xlink:href="../../../../../../../../.config/libreoffice/4/user/template/BAG3%20Template.ott" meta:date="2022-01-31T08:23:20.116291355"/>
  </office:meta>
</office:document-meta>
</file>